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co W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Pico-OLED-1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table:number-columns-repeated="4"/>
          <table:table-cell office:value-type="string" calcext:value-type="string">
            <text:p>neopixel data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table:number-columns-repeated="5"/>
          <table:table-cell office:value-type="string" calcext:value-type="string">
            <text:p>DS18B2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2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3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4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5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P6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P7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P8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P9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P10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P11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12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13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14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15</text:p>
          </table:table-cell>
          <table:table-cell table:number-columns-repeated="2"/>
          <table:table-cell office:value-type="string" calcext:value-type="string">
            <text:p>KEY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17</text:p>
          </table:table-cell>
          <table:table-cell table:number-columns-repeated="2"/>
          <table:table-cell office:value-type="string" calcext:value-type="string">
            <text:p>KEY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office:value-type="string" calcext:value-type="string">
            <text:p>ADC0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office:value-type="string" calcext:value-type="string">
            <text:p>ADC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 office:value-type="string" calcext:value-type="string">
            <text:p>ADC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DC_VREF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V3(OUT)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0T11:54:04.006000000</dc:date>
    <meta:editing-duration>PT2H15M28S</meta:editing-duration>
    <meta:editing-cycles>3</meta:editing-cycles>
    <meta:generator>LibreOffice/7.3.7.2$Windows_X86_64 LibreOffice_project/e114eadc50a9ff8d8c8a0567d6da8f454beeb84f</meta:generator>
    <meta:document-statistic meta:table-count="1" meta:cell-count="97" meta:object-count="0"/>
  </office:meta>
</office:document-meta>
</file>